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break-before="page"/>
    </style:style>
    <style:style style:name="P4" style:parent-style-name="Titre1" style:family="paragraph"/>
    <style:style style:name="P5" style:parent-style-name="Normal" style:family="paragraph">
      <style:paragraph-properties fo:break-before="page"/>
    </style:style>
    <style:style style:name="P6" style:parent-style-name="Titre1" style:family="paragraph"/>
    <style:style style:name="P7" style:parent-style-name="Normal" style:family="paragraph">
      <style:paragraph-properties fo:break-before="page"/>
    </style:style>
    <style:style style:name="P8" style:parent-style-name="Titre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Normal" style:family="paragraph">
      <style:paragraph-properties fo:break-before="page"/>
    </style:style>
    <style:style style:name="P29" style:parent-style-name="Titre1" style:family="paragraph"/>
    <style:style style:name="P30" style:parent-style-name="Normal" style:family="paragraph">
      <style:paragraph-properties fo:break-before="page"/>
    </style:style>
    <style:style style:name="P31" style:parent-style-name="Titre1" style:family="paragraph"/>
  </office:automatic-styles>
  <office:body>
    <office:text text:use-soft-page-breaks="true">
      <text:p text:style-name="P1">Dossier technique :</text:p>
      <text:p text:style-name="Normal">Projet To Do List – Spring</text:p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2">Aucune entrée de table des matières n'a dété trouvée.</text:span></text:p>
        </text:index-body>
      </text:table-of-content>
      <text:p text:style-name="Normal"/>
      <text:p text:style-name="Normal"/>
      <text:p text:style-name="Normal"/>
      <text:p text:style-name="Normal">Sarah Lefort</text:p>
      <text:p text:style-name="P3"/>
      <text:soft-page-break/>
      <text:list text:style-name="LFO1" text:continue-numbering="true">
        <text:list-item>
          <text:p text:style-name="P4">Expression des besoins</text:p>
        </text:list-item>
      </text:list>
      <text:p text:style-name="Normal"/>
      <text:p text:style-name="Normal">Application de gestion de tâches.</text:p>
      <text:p text:style-name="Normal">Elle permet à un utilisateur connecté d’ajouter, supprimer, mettre à jour ou rechercher une tâche à faire. Elle peut être classée ou pas par catégorie.<text:s/></text:p>
      <text:p text:style-name="Normal">Un utilisateur non connecté aura accès à la page d’accueil du site avec pour exemple un ensemble de tâches fictives.<text:s/></text:p>
      <text:p text:style-name="Normal"/>
      <text:p text:style-name="P5"/>
      <text:soft-page-break/>
      <text:list text:style-name="LFO1" text:continue-numbering="true">
        <text:list-item>
          <text:p text:style-name="P6">Diagrammes UML</text:p>
        </text:list-item>
      </text:list>
      <text:h text:style-name="Titre2" text:outline-level="2">Use Case</text:h>
      <text:h text:style-name="Titre2" text:outline-level="2">Classes</text:h>
      <text:h text:style-name="Titre2" text:outline-level="2">Séquence</text:h>
      <text:h text:style-name="Titre2" text:outline-level="2">Package</text:h>
      <text:h text:style-name="Titre2" text:outline-level="2">Schéma Physique</text:h>
      <text:p text:style-name="P7"/>
      <text:soft-page-break/>
      <text:list text:style-name="LFO1" text:continue-numbering="true">
        <text:list-item>
          <text:p text:style-name="P8">Spécifications fonctionnelles</text:p>
        </text:list-item>
      </text:list>
      <text:p text:style-name="Normal"/>
      <text:p text:style-name="Normal">Une tâche est définie par :<text:s/><text:span text:style-name="T9">nom</text:span>,<text:s/><text:span text:style-name="T10">date</text:span>,<text:s/><text:span text:style-name="T11">description</text:span>,<text:s/><text:span text:style-name="T12">statut</text:span>,<text:s/><text:span text:style-name="T13">active/désactivée</text:span>.<text:s/>Elle sera associée à une catégorie.</text:p>
      <text:p text:style-name="Normal"/>
      <text:p text:style-name="Normal">Pour le VISITEUR, l’application permet de :</text:p>
      <text:list text:style-name="LFO2" text:continue-numbering="true">
        <text:list-item>
          <text:p text:style-name="P14">Voir le principe du site en<text:s/>testant l’application grâce à une ToDo liste fictive.</text:p>
        </text:list-item>
        <text:list-item>
          <text:p text:style-name="P15">Se connecter</text:p>
        </text:list-item>
      </text:list>
      <text:p text:style-name="Normal"/>
      <text:p text:style-name="Normal">Pour l’UTILISATEUR CONNECTE, l’application permet de :</text:p>
      <text:list text:style-name="LFO2" text:continue-numbering="true">
        <text:list-item>
          <text:p text:style-name="P16">Créer une tâche</text:p>
        </text:list-item>
        <text:list-item>
          <text:p text:style-name="P17">Modifier une tâche existante</text:p>
        </text:list-item>
        <text:list-item>
          <text:p text:style-name="P18">Supprimer une tâche</text:p>
        </text:list-item>
        <text:list-item>
          <text:p text:style-name="P19">Créer une catégorie</text:p>
        </text:list-item>
        <text:list-item>
          <text:p text:style-name="P20">Modifier une catégorie</text:p>
        </text:list-item>
        <text:list-item>
          <text:p text:style-name="P21">Supprimer une catégorie</text:p>
        </text:list-item>
        <text:list-item>
          <text:p text:style-name="P22">Afficher la liste de ses tâches</text:p>
        </text:list-item>
        <text:list-item>
          <text:p text:style-name="P23">Afficher la liste de ses tâches, par catégorie</text:p>
        </text:list-item>
        <text:list-item>
          <text:p text:style-name="P24">Rechercher une tâche, par mot-clé</text:p>
        </text:list-item>
      </text:list>
      <text:p text:style-name="Normal">Bonus :</text:p>
      <text:list text:style-name="LFO2" text:continue-numbering="true">
        <text:list-item>
          <text:p text:style-name="P25">Visualiser le statut de sa tâche</text:p>
        </text:list-item>
        <text:list-item>
          <text:p text:style-name="P26">Afficher sa tâche par colonnes</text:p>
        </text:list-item>
        <text:list-item>
          <text:p text:style-name="P27">Afficher ses tâches par semaine/dates</text:p>
        </text:list-item>
      </text:list>
      <text:p text:style-name="P28"/>
      <text:soft-page-break/>
      <text:list text:style-name="LFO1" text:continue-numbering="true">
        <text:list-item>
          <text:p text:style-name="P29">Maquette</text:p>
        </text:list-item>
      </text:list>
      <text:p text:style-name="P30"/>
      <text:soft-page-break/>
      <text:list text:style-name="LFO1" text:continue-numbering="true">
        <text:list-item>
          <text:p text:style-name="P31">Lien GitHub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7-04T13:35:00Z</meta:creation-date>
    <dc:date>2022-07-04T14:02:00Z</dc:date>
    <meta:template xlink:href="Normal" xlink:type="simple"/>
    <meta:editing-cycles>1</meta:editing-cycles>
    <meta:editing-duration>PT1620S</meta:editing-duration>
    <meta:document-statistic meta:page-count="6" meta:paragraph-count="2" meta:word-count="198" meta:character-count="1285" meta:row-count="9" meta:non-whitespace-character-count="1089"/>
  </office:meta>
</office:document-meta>
</file>